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A00000063F3B9C7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mbria Math" svg:font-family="'Cambria Math'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swiss" style:font-pitch="variable"/>
    <style:font-face style:name="Courier New2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Standard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Wingdings1" svg:font-family="Wingdings" style:font-adornments="Standard" style:font-pitch="variable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 style:master-page-name="MP0">
      <style:paragraph-properties style:page-number="auto" fo:break-before="page"/>
      <style:text-properties fo:language="de" fo:country="DE"/>
    </style:style>
    <style:style style:name="P3" style:family="paragraph" style:parent-style-name="Heading_20_1" style:list-style-name="WWNum1aaaaaaa">
      <style:paragraph-properties fo:margin-left="0cm" fo:margin-right="0cm" fo:line-height="107%" fo:text-indent="0cm" style:auto-text-indent="false" style:writing-mode="lr-tb"/>
      <style:text-properties officeooo:paragraph-rsid="00969120"/>
    </style:style>
    <style:style style:name="P4" style:family="paragraph" style:parent-style-name="Heading_20_1" style:list-style-name="WWNum1aaaaaaa">
      <style:paragraph-properties fo:margin-left="0cm" fo:margin-right="0cm" fo:line-height="107%" fo:text-indent="0cm" style:auto-text-indent="false" style:writing-mode="lr-tb"/>
    </style:style>
    <style:style style:name="P5" style:family="paragraph" style:parent-style-name="List_20_Paragraph" style:list-style-name="L1">
      <style:paragraph-properties style:writing-mode="lr-tb">
        <style:tab-stops>
          <style:tab-stop style:position="25.083cm" style:type="right"/>
        </style:tab-stops>
      </style:paragraph-properties>
      <style:text-properties officeooo:paragraph-rsid="006a25b6"/>
    </style:style>
    <style:style style:name="P6" style:family="paragraph" style:parent-style-name="List_20_Paragraph" style:list-style-name="L1">
      <style:paragraph-properties fo:margin-left="1.27cm" fo:margin-right="0cm" fo:text-indent="-0.635cm" style:auto-text-indent="false" style:writing-mode="lr-tb">
        <style:tab-stops>
          <style:tab-stop style:position="25.083cm" style:type="right"/>
        </style:tab-stops>
      </style:paragraph-properties>
      <style:text-properties officeooo:rsid="006334f7" officeooo:paragraph-rsid="009d0fb4"/>
    </style:style>
    <style:style style:name="P7" style:family="paragraph" style:parent-style-name="List_20_Paragraph" style:list-style-name="L1">
      <style:paragraph-properties fo:margin-left="1.27cm" fo:margin-right="0cm" fo:text-indent="-0.635cm" style:auto-text-indent="false" style:writing-mode="lr-tb">
        <style:tab-stops>
          <style:tab-stop style:position="25.083cm" style:type="right"/>
        </style:tab-stops>
      </style:paragraph-properties>
      <style:text-properties officeooo:rsid="006334f7" officeooo:paragraph-rsid="00a210f2"/>
    </style:style>
    <style:style style:name="P8" style:family="paragraph" style:parent-style-name="List_20_Paragraph">
      <style:paragraph-properties fo:margin-left="1.27cm" fo:margin-right="0cm" fo:text-indent="-0.635cm" style:auto-text-indent="false" style:writing-mode="lr-tb">
        <style:tab-stops>
          <style:tab-stop style:position="25.083cm" style:type="right"/>
        </style:tab-stops>
      </style:paragraph-properties>
      <style:text-properties officeooo:rsid="006334f7" officeooo:paragraph-rsid="00a210f2"/>
    </style:style>
    <style:style style:name="P9" style:family="paragraph" style:parent-style-name="List_20_Paragraph" style:list-style-name="L1">
      <style:paragraph-properties style:writing-mode="lr-tb">
        <style:tab-stops>
          <style:tab-stop style:position="25.083cm" style:type="right"/>
        </style:tab-stops>
      </style:paragraph-properties>
      <style:text-properties officeooo:rsid="009d0fb4" officeooo:paragraph-rsid="009d0fb4"/>
    </style:style>
    <style:style style:name="P10" style:family="paragraph" style:parent-style-name="List_20_Paragraph">
      <style:paragraph-properties style:writing-mode="lr-tb">
        <style:tab-stops>
          <style:tab-stop style:position="25.083cm" style:type="right"/>
        </style:tab-stops>
      </style:paragraph-properties>
      <style:text-properties officeooo:rsid="009d0fb4" officeooo:paragraph-rsid="009d0fb4"/>
    </style:style>
    <style:style style:name="P11" style:family="paragraph" style:parent-style-name="List_20_Paragraph" style:list-style-name="L1">
      <style:paragraph-properties style:writing-mode="lr-tb">
        <style:tab-stops>
          <style:tab-stop style:position="25.083cm" style:type="right"/>
        </style:tab-stops>
      </style:paragraph-properties>
      <style:text-properties officeooo:rsid="00867d41" officeooo:paragraph-rsid="009d0fb4"/>
    </style:style>
    <style:style style:name="P12" style:family="paragraph" style:parent-style-name="List_20_Paragraph" style:list-style-name="L1">
      <style:paragraph-properties style:writing-mode="lr-tb">
        <style:tab-stops>
          <style:tab-stop style:position="25.083cm" style:type="right"/>
        </style:tab-stops>
      </style:paragraph-properties>
      <style:text-properties officeooo:rsid="00867d41" officeooo:paragraph-rsid="00a234b9"/>
    </style:style>
    <style:style style:name="P13" style:family="paragraph" style:parent-style-name="List_20_Paragraph" style:list-style-name="L1">
      <style:paragraph-properties style:writing-mode="lr-tb">
        <style:tab-stops>
          <style:tab-stop style:position="25.083cm" style:type="right"/>
        </style:tab-stops>
      </style:paragraph-properties>
      <style:text-properties officeooo:rsid="00871e75" officeooo:paragraph-rsid="00a0e0cd"/>
    </style:style>
    <style:style style:name="P14" style:family="paragraph" style:parent-style-name="Standard" style:list-style-name="WWNum1aaaaaaa">
      <style:paragraph-properties fo:margin-left="0cm" fo:margin-right="0cm" fo:line-height="107%" fo:text-indent="0cm" style:auto-text-indent="false" style:writing-mode="lr-tb"/>
      <style:text-properties officeooo:paragraph-rsid="00969120"/>
    </style:style>
    <style:style style:name="P15" style:family="paragraph" style:parent-style-name="Standard" style:list-style-name="WWNum1aaaaaaa">
      <style:paragraph-properties fo:line-height="107%" style:writing-mode="lr-tb"/>
      <style:text-properties officeooo:paragraph-rsid="009c49f1"/>
    </style:style>
    <style:style style:name="P16" style:family="paragraph" style:parent-style-name="Standard" style:list-style-name="WWNum1aaaaaaa">
      <style:paragraph-properties fo:line-height="107%" style:writing-mode="lr-tb"/>
      <style:text-properties officeooo:paragraph-rsid="00a0e0cd"/>
    </style:style>
    <style:style style:name="P17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T1" style:family="text">
      <style:text-properties fo:language="de" fo:country="D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3f991f"/>
    </style:style>
    <style:style style:name="T4" style:family="text">
      <style:text-properties fo:color="#000000" loext:opacity="100%" fo:font-weight="normal" style:language-asian="de" style:country-asian="AT" style:font-weight-asian="normal" style:font-weight-complex="normal"/>
    </style:style>
    <style:style style:name="T5" style:family="text">
      <style:text-properties fo:color="#000000" loext:opacity="100%" fo:font-weight="normal" officeooo:rsid="006b78aa" style:language-asian="de" style:country-asian="AT" style:font-weight-asian="normal" style:font-weight-complex="normal"/>
    </style:style>
    <style:style style:name="T6" style:family="text">
      <style:text-properties fo:color="#000000" loext:opacity="100%" fo:font-weight="normal" officeooo:rsid="006feb07" style:language-asian="de" style:country-asian="AT" style:font-weight-asian="normal" style:font-weight-complex="normal"/>
    </style:style>
    <style:style style:name="T7" style:family="text">
      <style:text-properties fo:color="#000000" loext:opacity="100%" fo:font-weight="normal" officeooo:rsid="006a25b6" style:language-asian="de" style:country-asian="AT" style:font-weight-asian="normal" style:font-weight-complex="normal"/>
    </style:style>
    <style:style style:name="T8" style:family="text">
      <style:text-properties fo:color="#000000" loext:opacity="100%" fo:font-weight="normal" officeooo:rsid="009d0fb4" style:language-asian="de" style:country-asian="AT" style:font-weight-asian="normal" style:font-weight-complex="normal"/>
    </style:style>
    <style:style style:name="T9" style:family="text">
      <style:text-properties fo:color="#000000" loext:opacity="100%" fo:font-weight="normal" officeooo:rsid="009f0b43" style:language-asian="de" style:country-asian="AT" style:font-weight-asian="normal" style:font-weight-complex="normal"/>
    </style:style>
    <style:style style:name="T10" style:family="text">
      <style:text-properties fo:color="#000000" loext:opacity="100%" fo:font-weight="normal" officeooo:rsid="0088c0ef" style:language-asian="de" style:country-asian="AT" style:font-weight-asian="normal" style:font-weight-complex="normal"/>
    </style:style>
    <style:style style:name="T11" style:family="text">
      <style:text-properties fo:color="#000000" loext:opacity="100%" fo:font-weight="normal" officeooo:rsid="00a234b9" style:language-asian="de" style:country-asian="AT" style:font-weight-asian="normal" style:font-weight-complex="normal"/>
    </style:style>
    <style:style style:name="T12" style:family="text">
      <style:text-properties fo:color="#000000" loext:opacity="100%" fo:font-weight="normal" officeooo:rsid="00a362e8" style:language-asian="de" style:country-asian="AT" style:font-weight-asian="normal" style:font-weight-complex="normal"/>
    </style:style>
    <style:style style:name="T13" style:family="text">
      <style:text-properties fo:color="#000000" loext:opacity="100%" style:language-asian="de" style:country-asian="AT"/>
    </style:style>
    <style:style style:name="T14" style:family="text">
      <style:text-properties fo:color="#000000" loext:opacity="100%" officeooo:rsid="009d4e8f" style:language-asian="de" style:country-asian="AT"/>
    </style:style>
    <style:style style:name="T15" style:family="text">
      <style:text-properties fo:color="#000000" loext:opacity="100%" officeooo:rsid="005ea03c"/>
    </style:style>
    <style:style style:name="T16" style:family="text">
      <style:text-properties fo:color="#000000" loext:opacity="100%" officeooo:rsid="00a0e0cd"/>
    </style:style>
    <style:style style:name="T17" style:family="text">
      <style:text-properties fo:color="#000000" loext:opacity="100%" fo:font-style="italic" fo:font-weight="normal" officeooo:rsid="00a234b9" style:language-asian="de" style:country-asian="AT" style:font-style-asian="italic" style:font-weight-asian="normal" style:font-style-complex="italic" style:font-weight-complex="normal"/>
    </style:style>
    <style:style style:name="T18" style:family="text">
      <style:text-properties style:language-asian="de" style:country-asian="AT"/>
    </style:style>
    <style:style style:name="T19" style:family="text">
      <style:text-properties officeooo:rsid="0067d831"/>
    </style:style>
    <style:style style:name="T20" style:family="text">
      <style:text-properties officeooo:rsid="00943522"/>
    </style:style>
    <style:style style:name="T21" style:family="text">
      <style:text-properties officeooo:rsid="00a210f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AB: <text:span text:style-name="T19">GIT / GITLAB / GITHUB </text:span><text:span text:style-name="T20">Teil </text:span><text:span text:style-name="T21">2</text:span></text:h>
      <text:list text:style-name="WWNum1aaaaaaa">
        <text:list-header>
          <text:h text:style-name="P3" text:outline-level="1" loext:marker-style-name="T2"><text:span text:style-name="T3"/></text:h>
          <text:h text:style-name="P3" text:outline-level="1" loext:marker-style-name="T2"><text:span text:style-name="T3">T</text:span><text:span text:style-name="T15">heorie</text:span></text:h>
          <text:p text:style-name="P14">Beantworte folgende Fragen:</text:p>
        </text:list-header>
        <text:list-item>
          <text:p text:style-name="P15" loext:marker-style-name="T2"><text:span text:style-name="T2">Wie würdest du die Hauptunterschiede zwischen Branching und Merging in Git erklären, und warum sind diese Konzepte für die Zusammenarbeit in der Softwareentwicklung wichtig?</text:span></text:p>
        </text:list-item>
        <text:list-item>
          <text:p text:style-name="P15" loext:marker-style-name="T2"><text:span text:style-name="T2">Welche Herausforderungen können beim Mergen von Branches in Git auftreten und wie kann man diese lösen?</text:span></text:p>
        </text:list-item>
        <text:list-item>
          <text:p text:style-name="P15" loext:marker-style-name="T2"><text:span text:style-name="T2">Worin unterscheidet sich Forking von Branching, und in welchen Situationen würdest du welche Methode bevorzugen?</text:span></text:p>
        </text:list-item>
        <text:list-item>
          <text:p text:style-name="P15" loext:marker-style-name="T2"><text:span text:style-name="T2">Welche Vorteile bieten Pull Requests in der Teamarbeit mit Git, und wie tragen sie zur Verbesserung der Codequalität bei?</text:span></text:p>
        </text:list-item>
        <text:list-item>
          <text:p text:style-name="P16" loext:marker-style-name="T2"><text:span text:style-name="T16">Erkläre einen typischen Git-Workflow in einem Team von Softwareentwickler*innen. </text:span></text:p>
          <text:h text:style-name="P4" text:outline-level="1" loext:marker-style-name="T2"><text:span text:style-name="T2">Praxis</text:span></text:h>
        </text:list-item>
      </text:list>
      <text:p text:style-name="P17" loext:marker-style-name="T2"><text:span text:style-name="T2"/></text:p>
      <text:list text:style-name="L1">
        <text:list-item>
          <text:p text:style-name="P5" loext:marker-style-name="T18"><text:span text:style-name="T7">Navigiere in deinem Terminal zu dem Verzeichnis, in dem du dein Git-Repository erstellen möchtest </text:span><text:span text:style-name="T5">und initialisiere ein Git-Repository. </text:span></text:p>
          <text:list>
            <text:list-item>
              <text:list>
                <text:list-header>
                  <text:p text:style-name="P6" loext:marker-style-name="T18"><text:span text:style-name="T5">[Screenshot]</text:span></text:p>
                  <text:p text:style-name="P6" loext:marker-style-name="T18"><text:span text:style-name="T5"/></text:p>
                </text:list-header>
              </text:list>
            </text:list-item>
          </text:list>
        </text:list-item>
        <text:list-item>
          <text:p text:style-name="P9" loext:marker-style-name="T18"><text:span text:style-name="T5">E</text:span><text:span text:style-name="T4">rstelle eine einfache GUI-Applikation in Python, mit der du verschiedene Währungen (Euro, Yen, Schwedische Kronen, …) umrechnen kannst. <text:line-break/>Teste die GUI, erstelle einen commit für diese Version und lade das Repository auf Github. </text:span></text:p>
          <text:p text:style-name="P6" loext:marker-style-name="T18"><text:span text:style-name="T4">[Screenshot]</text:span><text:span text:style-name="T8"><text:tab/></text:span></text:p>
        </text:list-item>
      </text:list>
      <text:p text:style-name="P10" loext:marker-style-name="T18"><text:span text:style-name="T4"/></text:p>
      <text:list text:continue-numbering="true" text:style-name="L1">
        <text:list-item>
          <text:p text:style-name="P11" loext:marker-style-name="T18"><text:span text:style-name="T13">Erstelle einen neuen branch </text:span><text:span text:style-name="T14">feature/multi-language-support. Erweitere dein Programm so, dass beim Klick auf einen Button die Sprache in allen Widgets der GUI geändert wird. </text:span></text:p>
          <text:p text:style-name="P6" loext:marker-style-name="T18"><text:span text:style-name="T6">[Screenshot]</text:span></text:p>
          <text:p text:style-name="P6" loext:marker-style-name="T18"><text:span text:style-name="T6"/></text:p>
        </text:list-item>
        <text:list-item>
          <text:p text:style-name="P12" loext:marker-style-name="T18"><text:span text:style-name="T4">Erstelle einen fork des Repositories deiner Sitznachbarin, erweitere die Version deiner Sitznachbarin um ein </text:span><text:span text:style-name="T9">Feature deiner Wahl. </text:span><text:span text:style-name="T11">Erstelle hierfür einen eigenen branch </text:span><text:span text:style-name="T17">my_feature</text:span><text:span text:style-name="T11">.<text:line-break/></text:span><text:span text:style-name="T4">Teste das Programm, </text:span><text:span text:style-name="T12">pushe das veränderte Repository</text:span><text:span text:style-name="T4"> und erstelle einen pull request, sobald du zufrieden bist. </text:span></text:p>
          <text:p text:style-name="P12" loext:marker-style-name="T18"><text:span text:style-name="T6">[Screenshot]</text:span></text:p>
        </text:list-item>
      </text:list>
      <text:p text:style-name="P8" loext:marker-style-name="T18"><text:span text:style-name="T6"><text:line-break/><text:line-break/></text:span></text:p>
      <text:p text:style-name="P8" loext:marker-style-name="T18"><text:span text:style-name="T6"/></text:p>
      <text:p text:style-name="P8" loext:marker-style-name="T18"><text:soft-page-break/><text:span text:style-name="T6"/></text:p>
      <text:p text:style-name="P8" loext:marker-style-name="T18"><text:span text:style-name="T6"/></text:p>
      <text:list text:continue-numbering="true" text:style-name="L1">
        <text:list-item>
          <text:p text:style-name="P13" loext:marker-style-name="T18"><text:span text:style-name="T4">Nimm Änderungen, die jemand anderer aus der Klasse an deinem Repository durchführt, durch Akzeptieren eines pull requests in deine main-branch auf. </text:span><text:span text:style-name="T10">Achtung: Überprüfe vorher gewissenhaft, welche Änderungen durchgeführt werden und ob du diese wirklich akzeptieren willst. </text:span></text:p>
          <text:p text:style-name="P7" loext:marker-style-name="T18"><text:span text:style-name="T6">[Screenshot]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mbria Math" svg:font-family="'Cambria Math'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swiss" style:font-pitch="variable"/>
    <style:font-face style:name="Courier New2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Standard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Wingdings1" svg:font-family="Wingdings" style:font-adornments="Standard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AT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AT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Listenabsatz" style:family="paragraph" style:parent-style-name="Standard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style:font-pitch="variable" fo:font-size="11pt" fo:language="de" fo:country="AT" style:font-name-asian="Cambria Math" style:font-family-asian="'Cambria Math'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Code" style:family="paragraph" style:next-style-name="Standard">
      <style:paragraph-properties fo:margin-left="2cm" fo:margin-top="0cm" fo:margin-bottom="0cm" style:contextual-spacing="false" fo:line-height="100%" fo:keep-together="always"/>
      <style:text-properties style:font-name="Courier New1" fo:font-family="'Courier New'" style:font-family-generic="swiss" style:font-pitch="variable" fo:font-size="10pt" style:font-size-asian="10pt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Hyperlink" style:family="text" style:parent-style-name="Absatz-Standardschriftar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cht_20_aufgelöste_20_Erwähnung" style:display-name="Nicht aufgelöste Erwähnung" style:family="text" style:parent-style-name="Absatz-Standardschriftart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2" style:display-name="ListLabel 1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3" style:display-name="ListLabel 1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4" style:display-name="ListLabel 1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5" style:display-name="ListLabel 1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6" style:display-name="ListLabel 1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7" style:display-name="ListLabel 1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9" style:display-name="ListLabel 1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0" style:display-name="ListLabel 20" style:family="text"/>
    <style:style style:name="ListLabel_20_21" style:display-name="ListLabel 2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9" style:display-name="ListLabel 29" style:family="text"/>
    <style:style style:name="ListLabel_20_30" style:display-name="ListLabel 3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8" style:display-name="ListLabel 38" style:family="text"/>
    <style:style style:name="ListLabel_20_39" style:display-name="ListLabel 3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4" style:display-name="ListLabel 4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5" style:display-name="ListLabel 4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6" style:display-name="ListLabel 4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7" style:display-name="ListLabel 47" style:family="text"/>
    <style:style style:name="ListLabel_20_48" style:display-name="ListLabel 4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2" style:display-name="ListLabel 5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3" style:display-name="ListLabel 5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4" style:display-name="ListLabel 54" style:family="text">
      <style:text-properties style:font-name-complex="Times New Roman" style:font-family-complex="'Times New Roman'" style:font-family-generic-complex="roman" style:font-pitch-complex="variable"/>
    </style:style>
    <style:style style:name="Code_20_Zchn" style:display-name="Code Zchn" style:family="text">
      <style:text-properties style:font-name="Courier New1" fo:font-family="'Courier New'" style:font-family-generic="swiss" style:font-pitch="variable" fo:font-size="11pt" fo:language="de" fo:country="DE" style:font-size-asian="11pt" style:language-asian="en" style:country-asian="US"/>
    </style:style>
    <style:style style:name="ListLabel_20_55" style:display-name="ListLabel 5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6" style:display-name="ListLabel 56" style:family="text"/>
    <style:style style:name="ListLabel_20_57" style:display-name="ListLabel 5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8" style:display-name="ListLabel 5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9" style:display-name="ListLabel 5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0" style:display-name="ListLabel 6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1" style:display-name="ListLabel 6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2" style:display-name="ListLabel 6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3" style:display-name="ListLabel 6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4" style:display-name="ListLabel 6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5" style:display-name="ListLabel 6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6" style:display-name="ListLabel 6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7" style:display-name="ListLabel 6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8" style:display-name="ListLabel 6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9" style:display-name="ListLabel 6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0" style:display-name="ListLabel 7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1" style:display-name="ListLabel 7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2" style:display-name="ListLabel 7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1"/>
      </text:list-level-style-bullet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de" fo:country="DE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><draw:frame draw:style-name="Mfr1" draw:name="Grafik 1" text:anchor-type="paragraph" svg:x="10.636cm" svg:y="-0.159cm" svg:width="7.066cm" style:rel-width="scale" svg:height="1.379cm" style:rel-height="scale" draw:z-index="1"><draw:image xlink:href="Pictures/10000000000001FA00000063F3B9C76D.png" xlink:type="simple" xlink:show="embed" xlink:actuate="onLoad" draw:mime-type="image/png"/><svg:desc>Competence Centre HTL Anichstraße - CCA - HTL Anichstraße</svg:desc></draw:frame></text:p>
      </style:header>
      <style:footer>
        <text:p text:style-name="MP1"><text:span text:style-name="Absatz-Standardschriftart"><text:span text:style-name="MT1"><text:page-number text:select-page="current">2</text:page-number></text:span></text:span></text:p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initial-creator>Patrick Korber</meta:initial-creator>
    <meta:creation-date>2023-10-24T14:19:00Z</meta:creation-date>
    <dc:date>2025-02-28T10:16:33.049177971</dc:date>
    <meta:editing-cycles>162</meta:editing-cycles>
    <meta:editing-duration>PT19H58M25S</meta:editing-duration>
    <meta:document-statistic meta:table-count="0" meta:image-count="1" meta:object-count="0" meta:page-count="2" meta:paragraph-count="22" meta:word-count="266" meta:character-count="1845" meta:non-whitespace-character-count="1603"/>
    <meta:template xlink:type="simple" xlink:actuate="onRequest" xlink:title="" xlink:href="Normal.dotm"/>
  </office:meta>
</office:document-meta>
</file>